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officeooo:rsid="000e6ac7" officeooo:paragraph-rsid="000e6ac7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fo:font-weight="bold" officeooo:rsid="000e6ac7" officeooo:paragraph-rsid="000e6ac7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e6ac7" officeooo:paragraph-rsid="000e6ac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22a53" officeooo:paragraph-rsid="00122a53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e6ac7" officeooo:paragraph-rsid="000e6ac7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e6ac7" officeooo:paragraph-rsid="000e6ac7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e6ac7" officeooo:paragraph-rsid="000e6ac7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officeooo:paragraph-rsid="00101f5f"/>
    </style:style>
    <style:style style:name="P9" style:family="paragraph" style:parent-style-name="Text_20_body">
      <style:paragraph-properties fo:text-align="start" style:justify-single-word="false"/>
      <style:text-properties officeooo:paragraph-rsid="0011fd17"/>
    </style:style>
    <style:style style:name="P10" style:family="paragraph" style:parent-style-name="Text_20_body">
      <style:paragraph-properties fo:text-align="start" style:justify-single-word="false"/>
      <style:text-properties officeooo:paragraph-rsid="00122a53"/>
    </style:style>
    <style:style style:name="P11" style:family="paragraph" style:parent-style-name="Text_20_body">
      <style:paragraph-properties fo:text-align="start" style:justify-single-word="false"/>
      <style:text-properties officeooo:paragraph-rsid="0013e654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3pt" officeooo:paragraph-rsid="00101f5f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3pt" officeooo:rsid="00101f5f" officeooo:paragraph-rsid="00101f5f" style:font-size-asian="13pt" style:font-size-complex="13pt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22a53" officeooo:paragraph-rsid="00122a53" style:font-weight-asian="bold" style:font-weight-complex="bold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Text_20_body" style:master-page-name="">
      <loext:graphic-properties draw:fill="none"/>
      <style:paragraph-properties fo:margin-left="-1.9cm" fo:margin-right="-2cm" fo:margin-top="0cm" fo:margin-bottom="0.247cm" loext:contextual-spacing="false" fo:line-height="115%" fo:text-align="start" style:justify-single-word="false" fo:text-indent="0cm" style:auto-text-indent="false" style:page-number="auto" fo:background-color="transparent"/>
      <style:text-properties officeooo:paragraph-rsid="0011fd17"/>
    </style:style>
    <style:style style:name="T1" style:family="text">
      <style:text-properties officeooo:rsid="00101f5f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ac7" style:text-blinking="false" fo:background-color="transparent" loext:char-shading-value="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1f5f" style:text-blinking="false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1fd17" style:text-blinking="false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1f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2a53" style:text-blinking="false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3e654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e6ac7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2a53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3e654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01f5f" style:text-blinking="false" fo:background-color="transparent" loext:char-shading-value="0" style:font-style-asian="italic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e6ac7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101f5f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01f5f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18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:MAVEN</text:p>
      <text:p text:style-name="P3"/>
      <text:p text:style-name="P5"><text:bookmark text:name="docs-internal-guid-1effe591-7fff-c4f3-c681-5bbd3f5e86d9"/>4.Explain different tags (plugins, dependency, parent, profile, properties, modules and project related(i.e. modelVersion, groupId, artifactId, packaging, version, description)) of POM file created using archetype.</text:p>
      <text:p text:style-name="P7">The different tags in pom file are:</text:p>
      <text:p text:style-name="P6"><text:span text:style-name="T18">a) Plugins:</text:span><text:span text:style-name="T1">There are two types of maven plugins are-</text:span></text:p>
      <text:p text:style-name="P12"><text:span text:style-name="T3">1.</text:span><text:span text:style-name="T2">Build Plugins :These plugins are executed at the time of build. These plugins should be declared inside the </text:span><text:span text:style-name="T10">&lt;build&gt;</text:span><text:span text:style-name="T2"> element.</text:span></text:p>
      <text:p text:style-name="P12"><text:span text:style-name="T3">2.</text:span>Reporting Plugins : <text:span text:style-name="T2">These plugins are executed at the time of site generation. These plugins should be declared inside the </text:span><text:span text:style-name="T10">&lt;reporting&gt;</text:span><text:span text:style-name="T2"> element.</text:span></text:p>
      <text:p text:style-name="P12"><text:span text:style-name="T2">A list of maven core plugins are given below: c</text:span><text:span text:style-name="T3">lean,compiler,install etc</text:span></text:p>
      <text:p text:style-name="P13"><text:span text:style-name="T2"/></text:p>
      <text:p text:style-name="P8"><text:span text:style-name="T15">b</text:span><text:span text:style-name="T16">)</text:span><text:span text:style-name="T17">dependency: This block </text:span><text:span text:style-name="T4">defines</text:span><text:span text:style-name="T13"> a dependency. It is used inside dependencies </text:span><text:span text:style-name="T14">section.</text:span></text:p>
      <text:p text:style-name="P8"><text:span text:style-name="T14">c)Parent: </text:span><text:span text:style-name="T4">maven reads the parent POM </text:span><text:span text:style-name="T6">tag </text:span><text:span text:style-name="T4"><text:s/>from your local repository and creates an 'effective POM' by merging the information from parent and module POM.The child now able to inherit </text:span><text:span text:style-name="T5">the properties ,dependencies,constants etc from the parent POM.</text:span></text:p>
      <text:p text:style-name="P16"><text:span text:style-name="T5">d)Profile:</text:span><text:span text:style-name="T4">A profile in Maven is an alternative set of configuration values which set or override default values. Using a profile, you can customize a build for different environments. Profiles are configured in the pom. ... Then you can run Maven with a command-line flag that tells Maven to execute goals in a specific profile.</text:span></text:p>
      <text:p text:style-name="P9"><text:span text:style-name="T5">e)Properties:</text:span><text:span text:style-name="T4">The Properties Maven Plugin is here to make life a little easier </text:span><text:span text:style-name="T7">as</text:span><text:span text:style-name="T4"> It provides goals to read properties from files and URLs and write properties to files, and also to set system properties. It's main use-case is loading properties from files or URLs instead of declaring them in pom.</text:span></text:p>
      <text:p text:style-name="P10"><text:span text:style-name="T7">f)Modules:</text:span><text:span text:style-name="T4">A Maven module is a sub-project. To create a Maven module you will need to already have a Maven project available. The parent project must have its Packaging option pre-configured to pom, for a module to be created and associated with it. </text:span><text:span text:style-name="T7">Every module have their own POM file already when we create a <text:s/>sub project.</text:span></text:p>
      <text:p text:style-name="P14"><text:span text:style-name="T13">Project related tags used in POM file:</text:span></text:p>
      <text:p text:style-name="P10"><text:span text:style-name="T11">1)Model Version:</text:span><text:span text:style-name="T13">It is the sub element of project. It specifies the modelVersion. It should be set to 4.0.0.</text:span></text:p>
      <text:p text:style-name="P11"><text:span text:style-name="T11">2</text:span><text:span text:style-name="T12">) groupId:</text:span><text:span text:style-name="T4">It is the sub element of project. It specifies the id for the project group.</text:span></text:p>
      <text:p text:style-name="P11"><text:span text:style-name="T12">3)artifactId: </text:span><text:span text:style-name="T4">It is the sub element of project. It specifies the id for the artifact (project). An artifact is something that is either produced or used by a project.</text:span><text:span text:style-name="T8">It can be in form of jar,war file etc.</text:span></text:p>
      <text:p text:style-name="P11"><text:span text:style-name="T8">4)Packaging: It </text:span><text:span text:style-name="T4">defines packaging type such as jar, war etc.</text:span></text:p>
      <text:p text:style-name="P11"><text:span text:style-name="T8">5)Version: </text:span><text:span text:style-name="T4">t is the sub element of project. It specifies the version of the artifact under given group.</text:span></text:p>
      <text:p text:style-name="P4"><text:span text:style-name="T13"/></text:p>
      <text:list xml:id="list2759001851" text:style-name="L1">
        <text:list-header>
          <text:p text:style-name="P15"><text:soft-page-break/>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5:46:46.865291562</meta:creation-date>
    <dc:date>2020-03-02T16:39:32.923220513</dc:date>
    <meta:editing-duration>PT8M14S</meta:editing-duration>
    <meta:editing-cycles>1</meta:editing-cycles>
    <meta:document-statistic meta:table-count="0" meta:image-count="0" meta:object-count="0" meta:page-count="2" meta:paragraph-count="18" meta:word-count="411" meta:character-count="2540" meta:non-whitespace-character-count="2145"/>
    <meta:generator>LibreOffice/6.0.7.3$Linux_X86_64 LibreOffice_project/00m0$Build-3</meta:generator>
  </office:meta>
</office:document-meta>
</file>